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3.821cm"/>
    </style:style>
    <style:style style:name="co2" style:family="table-column">
      <style:table-column-properties fo:break-before="auto" style:column-width="4.801cm"/>
    </style:style>
    <style:style style:name="co3" style:family="table-column">
      <style:table-column-properties fo:break-before="auto" style:column-width="4.202cm"/>
    </style:style>
    <style:style style:name="co4" style:family="table-column">
      <style:table-column-properties fo:break-before="auto" style:column-width="18.173cm"/>
    </style:style>
    <style:style style:name="co5" style:family="table-column">
      <style:table-column-properties fo:break-before="auto" style:column-width="12.644cm"/>
    </style:style>
    <style:style style:name="co6" style:family="table-column">
      <style:table-column-properties fo:break-before="auto" style:column-width="12.862cm"/>
    </style:style>
    <style:style style:name="co7" style:family="table-column">
      <style:table-column-properties fo:break-before="auto" style:column-width="27.323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outline="false" style:text-line-through-style="none" style:font-name="Monospace" fo:font-size="10pt" fo:language="en" fo:country="US" fo:text-shadow="none" style:text-underline-style="none" style:text-underline-mode="continuous" style:text-overline-mode="continuous" style:text-line-through-mode="continuous" style:font-name-asian="Monospace" style:font-size-asian="10pt" style:language-asian="en" style:country-asian="US" style:font-size-complex="10pt" style:language-complex="en" style:country-complex="US" style:text-emphasize="none" style:font-relief="none" style:text-overline-style="none" style:text-overline-color="font-color"/>
    </style:style>
  </office:automatic-styles>
  <office:body>
    <office:spreadsheet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1"/>
        <table:table-row table:style-name="ro1">
          <table:table-cell office:value-type="string" calcext:value-type="string">
            <text:p>baseSettings</text:p>
          </table:table-cell>
          <table:table-cell office:value-type="string" calcext:value-type="string">
            <text:p>Grundeinstellungen Modell</text:p>
          </table:table-cell>
          <table:table-cell office:value-type="string" calcext:value-type="string">
            <text:p>Base Settings</text:p>
          </table:table-cell>
          <table:table-cell table:formula="of:=CONCATENATE(&quot;&lt;item android:id='@+id/bookmark_&quot;;[.A1];&quot;' android:title='@string/bookmark_&quot;;[.A1];&quot;'/&gt;&quot;)" office:value-type="string" office:string-value="&lt;item android:id='@+id/bookmark_baseSettings' android:title='@string/bookmark_baseSettings'/&gt;" calcext:value-type="string">
            <text:p>&lt;item android:id='@+id/bookmark_baseSettings' android:title='@string/bookmark_baseSettings'/&gt;</text:p>
          </table:table-cell>
          <table:table-cell table:formula="of:=CONCATENATE(&quot;&lt;string name='bookmark_&quot;;[.A1];&quot;'&gt;&quot;;[.B1];&quot;&lt;/string&gt;&quot;)" office:value-type="string" office:string-value="&lt;string name='bookmark_baseSettings'&gt;Grundeinstellungen Modell&lt;/string&gt;" calcext:value-type="string">
            <text:p>&lt;string name='bookmark_baseSettings'&gt;Grundeinstellungen Modell&lt;/string&gt;</text:p>
          </table:table-cell>
          <table:table-cell table:formula="of:=CONCATENATE(&quot;&lt;string name='bookmark_&quot;;[.A1];&quot;'&gt;&quot;;[.C1];&quot;&lt;/string&gt;&quot;)" office:value-type="string" office:string-value="&lt;string name='bookmark_baseSettings'&gt;Base Settings&lt;/string&gt;" calcext:value-type="string">
            <text:p>&lt;string name='bookmark_baseSettings'&gt;Base Settings&lt;/string&gt;</text:p>
          </table:table-cell>
          <table:table-cell table:formula="of:=CONCATENATE(&quot;case R.id.bookmark_&quot;;[.A1];&quot;: webView.evaluateJavascript(&quot;&quot;location.hash='#&quot;;[.A1];&quot;'&quot;&quot;, null); return true;&quot;)" office:value-type="string" office:string-value="case R.id.bookmark_baseSettings: webView.evaluateJavascript(&quot;location.hash='#baseSettings'&quot;, null); return true;" calcext:value-type="string">
            <text:p>case R.id.bookmark_baseSettings: webView.evaluateJavascript("location.hash='#baseSettings'", null); return true;</text:p>
          </table:table-cell>
        </table:table-row>
        <table:table-row table:style-name="ro1">
          <table:table-cell office:value-type="string" calcext:value-type="string">
            <text:p>modelType</text:p>
          </table:table-cell>
          <table:table-cell office:value-type="string" calcext:value-type="string">
            <text:p>Modelltyp</text:p>
          </table:table-cell>
          <table:table-cell office:value-type="string" calcext:value-type="string">
            <text:p>Model Type</text:p>
          </table:table-cell>
          <table:table-cell table:formula="of:=CONCATENATE(&quot;&lt;item android:id='@+id/bookmark_&quot;;[.A2];&quot;' android:title='@string/bookmark_&quot;;[.A2];&quot;'/&gt;&quot;)" office:value-type="string" office:string-value="&lt;item android:id='@+id/bookmark_modelType' android:title='@string/bookmark_modelType'/&gt;" calcext:value-type="string">
            <text:p>&lt;item android:id='@+id/bookmark_modelType' android:title='@string/bookmark_modelType'/&gt;</text:p>
          </table:table-cell>
          <table:table-cell table:formula="of:=CONCATENATE(&quot;&lt;string name='bookmark_&quot;;[.A2];&quot;'&gt;&quot;;[.B2];&quot;&lt;/string&gt;&quot;)" office:value-type="string" office:string-value="&lt;string name='bookmark_modelType'&gt;Modelltyp&lt;/string&gt;" calcext:value-type="string">
            <text:p>&lt;string name='bookmark_modelType'&gt;Modelltyp&lt;/string&gt;</text:p>
          </table:table-cell>
          <table:table-cell table:formula="of:=CONCATENATE(&quot;&lt;string name='bookmark_&quot;;[.A2];&quot;'&gt;&quot;;[.C2];&quot;&lt;/string&gt;&quot;)" office:value-type="string" office:string-value="&lt;string name='bookmark_modelType'&gt;Model Type&lt;/string&gt;" calcext:value-type="string">
            <text:p>&lt;string name='bookmark_modelType'&gt;Model Type&lt;/string&gt;</text:p>
          </table:table-cell>
          <table:table-cell table:formula="of:=CONCATENATE(&quot;case R.id.bookmark_&quot;;[.A2];&quot;: webView.evaluateJavascript(&quot;&quot;location.hash='#&quot;;[.A2];&quot;'&quot;&quot;, null); return true;&quot;)" office:value-type="string" office:string-value="case R.id.bookmark_modelType: webView.evaluateJavascript(&quot;location.hash='#modelType'&quot;, null); return true;" calcext:value-type="string">
            <text:p>case R.id.bookmark_modelType: webView.evaluateJavascript("location.hash='#modelType'", null); return true;</text:p>
          </table:table-cell>
        </table:table-row>
        <table:table-row table:style-name="ro1">
          <table:table-cell office:value-type="string" calcext:value-type="string">
            <text:p>servos</text:p>
          </table:table-cell>
          <table:table-cell office:value-type="string" calcext:value-type="string">
            <text:p>Servoeinstellungen</text:p>
          </table:table-cell>
          <table:table-cell office:value-type="string" calcext:value-type="string">
            <text:p>Servo Settings</text:p>
          </table:table-cell>
          <table:table-cell table:formula="of:=CONCATENATE(&quot;&lt;item android:id='@+id/bookmark_&quot;;[.A3];&quot;' android:title='@string/bookmark_&quot;;[.A3];&quot;'/&gt;&quot;)" office:value-type="string" office:string-value="&lt;item android:id='@+id/bookmark_servos' android:title='@string/bookmark_servos'/&gt;" calcext:value-type="string">
            <text:p>&lt;item android:id='@+id/bookmark_servos' android:title='@string/bookmark_servos'/&gt;</text:p>
          </table:table-cell>
          <table:table-cell table:formula="of:=CONCATENATE(&quot;&lt;string name='bookmark_&quot;;[.A3];&quot;'&gt;&quot;;[.B3];&quot;&lt;/string&gt;&quot;)" office:value-type="string" office:string-value="&lt;string name='bookmark_servos'&gt;Servoeinstellungen&lt;/string&gt;" calcext:value-type="string">
            <text:p>&lt;string name='bookmark_servos'&gt;Servoeinstellungen&lt;/string&gt;</text:p>
          </table:table-cell>
          <table:table-cell table:formula="of:=CONCATENATE(&quot;&lt;string name='bookmark_&quot;;[.A3];&quot;'&gt;&quot;;[.C3];&quot;&lt;/string&gt;&quot;)" office:value-type="string" office:string-value="&lt;string name='bookmark_servos'&gt;Servo Settings&lt;/string&gt;" calcext:value-type="string">
            <text:p>&lt;string name='bookmark_servos'&gt;Servo Settings&lt;/string&gt;</text:p>
          </table:table-cell>
          <table:table-cell table:formula="of:=CONCATENATE(&quot;case R.id.bookmark_&quot;;[.A3];&quot;: webView.evaluateJavascript(&quot;&quot;location.hash='#&quot;;[.A3];&quot;'&quot;&quot;, null); return true;&quot;)" office:value-type="string" office:string-value="case R.id.bookmark_servos: webView.evaluateJavascript(&quot;location.hash='#servos'&quot;, null); return true;" calcext:value-type="string">
            <text:p>case R.id.bookmark_servos: webView.evaluateJavascript("location.hash='#servos'", null); return true;</text:p>
          </table:table-cell>
        </table:table-row>
        <table:table-row table:style-name="ro1">
          <table:table-cell office:value-type="string" calcext:value-type="string">
            <text:p>stickSettings</text:p>
          </table:table-cell>
          <table:table-cell office:value-type="string" calcext:value-type="string">
            <text:p>Knüppeleinstellungen</text:p>
          </table:table-cell>
          <table:table-cell office:value-type="string" calcext:value-type="string">
            <text:p>Stick Settings</text:p>
          </table:table-cell>
          <table:table-cell table:formula="of:=CONCATENATE(&quot;&lt;item android:id='@+id/bookmark_&quot;;[.A4];&quot;' android:title='@string/bookmark_&quot;;[.A4];&quot;'/&gt;&quot;)" office:value-type="string" office:string-value="&lt;item android:id='@+id/bookmark_stickSettings' android:title='@string/bookmark_stickSettings'/&gt;" calcext:value-type="string">
            <text:p>&lt;item android:id='@+id/bookmark_stickSettings' android:title='@string/bookmark_stickSettings'/&gt;</text:p>
          </table:table-cell>
          <table:table-cell table:formula="of:=CONCATENATE(&quot;&lt;string name='bookmark_&quot;;[.A4];&quot;'&gt;&quot;;[.B4];&quot;&lt;/string&gt;&quot;)" office:value-type="string" office:string-value="&lt;string name='bookmark_stickSettings'&gt;Knüppeleinstellungen&lt;/string&gt;" calcext:value-type="string">
            <text:p>&lt;string name='bookmark_stickSettings'&gt;Knüppeleinstellungen&lt;/string&gt;</text:p>
          </table:table-cell>
          <table:table-cell table:formula="of:=CONCATENATE(&quot;&lt;string name='bookmark_&quot;;[.A4];&quot;'&gt;&quot;;[.C4];&quot;&lt;/string&gt;&quot;)" office:value-type="string" office:string-value="&lt;string name='bookmark_stickSettings'&gt;Stick Settings&lt;/string&gt;" calcext:value-type="string">
            <text:p>&lt;string name='bookmark_stickSettings'&gt;Stick Settings&lt;/string&gt;</text:p>
          </table:table-cell>
          <table:table-cell table:formula="of:=CONCATENATE(&quot;case R.id.bookmark_&quot;;[.A4];&quot;: webView.evaluateJavascript(&quot;&quot;location.hash='#&quot;;[.A4];&quot;'&quot;&quot;, null); return true;&quot;)" office:value-type="string" office:string-value="case R.id.bookmark_stickSettings: webView.evaluateJavascript(&quot;location.hash='#stickSettings'&quot;, null); return true;" calcext:value-type="string">
            <text:p>case R.id.bookmark_stickSettings: webView.evaluateJavascript("location.hash='#stickSettings'", null); return true;</text:p>
          </table:table-cell>
        </table:table-row>
        <table:table-row table:style-name="ro1">
          <table:table-cell office:value-type="string" calcext:value-type="string">
            <text:p>controls0</text:p>
          </table:table-cell>
          <table:table-cell office:value-type="string" calcext:value-type="string">
            <text:p>Gebereinstellungen</text:p>
          </table:table-cell>
          <table:table-cell office:value-type="string" calcext:value-type="string">
            <text:p>Control Settings</text:p>
          </table:table-cell>
          <table:table-cell table:formula="of:=CONCATENATE(&quot;&lt;item android:id='@+id/bookmark_&quot;;[.A5];&quot;' android:title='@string/bookmark_&quot;;[.A5];&quot;'/&gt;&quot;)" office:value-type="string" office:string-value="&lt;item android:id='@+id/bookmark_controls0' android:title='@string/bookmark_controls0'/&gt;" calcext:value-type="string">
            <text:p>&lt;item android:id='@+id/bookmark_controls0' android:title='@string/bookmark_controls0'/&gt;</text:p>
          </table:table-cell>
          <table:table-cell table:formula="of:=CONCATENATE(&quot;&lt;string name='bookmark_&quot;;[.A5];&quot;'&gt;&quot;;[.B5];&quot;&lt;/string&gt;&quot;)" office:value-type="string" office:string-value="&lt;string name='bookmark_controls0'&gt;Gebereinstellungen&lt;/string&gt;" calcext:value-type="string">
            <text:p>&lt;string name='bookmark_controls0'&gt;Gebereinstellungen&lt;/string&gt;</text:p>
          </table:table-cell>
          <table:table-cell table:formula="of:=CONCATENATE(&quot;&lt;string name='bookmark_&quot;;[.A5];&quot;'&gt;&quot;;[.C5];&quot;&lt;/string&gt;&quot;)" office:value-type="string" office:string-value="&lt;string name='bookmark_controls0'&gt;Control Settings&lt;/string&gt;" calcext:value-type="string">
            <text:p>&lt;string name='bookmark_controls0'&gt;Control Settings&lt;/string&gt;</text:p>
          </table:table-cell>
          <table:table-cell table:formula="of:=CONCATENATE(&quot;case R.id.bookmark_&quot;;[.A5];&quot;: webView.evaluateJavascript(&quot;&quot;location.hash='#&quot;;[.A5];&quot;'&quot;&quot;, null); return true;&quot;)" office:value-type="string" office:string-value="case R.id.bookmark_controls0: webView.evaluateJavascript(&quot;location.hash='#controls0'&quot;, null); return true;" calcext:value-type="string">
            <text:p>case R.id.bookmark_controls0: webView.evaluateJavascript("location.hash='#controls0'", null); return true;</text:p>
          </table:table-cell>
        </table:table-row>
        <table:table-row table:style-name="ro1">
          <table:table-cell office:value-type="string" calcext:value-type="string">
            <text:p>drExpo0</text:p>
          </table:table-cell>
          <table:table-cell office:value-type="string" calcext:value-type="string">
            <text:p>DualRate Expo</text:p>
          </table:table-cell>
          <table:table-cell office:value-type="string" calcext:value-type="string">
            <text:p>DualRate Expo</text:p>
          </table:table-cell>
          <table:table-cell table:formula="of:=CONCATENATE(&quot;&lt;item android:id='@+id/bookmark_&quot;;[.A6];&quot;' android:title='@string/bookmark_&quot;;[.A6];&quot;'/&gt;&quot;)" office:value-type="string" office:string-value="&lt;item android:id='@+id/bookmark_drExpo0' android:title='@string/bookmark_drExpo0'/&gt;" calcext:value-type="string">
            <text:p>&lt;item android:id='@+id/bookmark_drExpo0' android:title='@string/bookmark_drExpo0'/&gt;</text:p>
          </table:table-cell>
          <table:table-cell table:formula="of:=CONCATENATE(&quot;&lt;string name='bookmark_&quot;;[.A6];&quot;'&gt;&quot;;[.B6];&quot;&lt;/string&gt;&quot;)" office:value-type="string" office:string-value="&lt;string name='bookmark_drExpo0'&gt;DualRate Expo&lt;/string&gt;" calcext:value-type="string">
            <text:p>&lt;string name='bookmark_drExpo0'&gt;DualRate Expo&lt;/string&gt;</text:p>
          </table:table-cell>
          <table:table-cell table:formula="of:=CONCATENATE(&quot;&lt;string name='bookmark_&quot;;[.A6];&quot;'&gt;&quot;;[.C6];&quot;&lt;/string&gt;&quot;)" office:value-type="string" office:string-value="&lt;string name='bookmark_drExpo0'&gt;DualRate Expo&lt;/string&gt;" calcext:value-type="string">
            <text:p>&lt;string name='bookmark_drExpo0'&gt;DualRate Expo&lt;/string&gt;</text:p>
          </table:table-cell>
          <table:table-cell table:formula="of:=CONCATENATE(&quot;case R.id.bookmark_&quot;;[.A6];&quot;: webView.evaluateJavascript(&quot;&quot;location.hash='#&quot;;[.A6];&quot;'&quot;&quot;, null); return true;&quot;)" office:value-type="string" office:string-value="case R.id.bookmark_drExpo0: webView.evaluateJavascript(&quot;location.hash='#drExpo0'&quot;, null); return true;" calcext:value-type="string">
            <text:p>case R.id.bookmark_drExpo0: webView.evaluateJavascript("location.hash='#drExpo0'", null); return true;</text:p>
          </table:table-cell>
        </table:table-row>
        <table:table-row table:style-name="ro1">
          <table:table-cell office:value-type="string" calcext:value-type="string">
            <text:p>channel1Curve0</text:p>
          </table:table-cell>
          <table:table-cell office:value-type="string" calcext:value-type="string">
            <text:p>Kanal 1 Kurve</text:p>
          </table:table-cell>
          <table:table-cell office:value-type="string" calcext:value-type="string">
            <text:p>Channel 1 Curve</text:p>
          </table:table-cell>
          <table:table-cell table:formula="of:=CONCATENATE(&quot;&lt;item android:id='@+id/bookmark_&quot;;[.A7];&quot;' android:title='@string/bookmark_&quot;;[.A7];&quot;'/&gt;&quot;)" office:value-type="string" office:string-value="&lt;item android:id='@+id/bookmark_channel1Curve0' android:title='@string/bookmark_channel1Curve0'/&gt;" calcext:value-type="string">
            <text:p>&lt;item android:id='@+id/bookmark_channel1Curve0' android:title='@string/bookmark_channel1Curve0'/&gt;</text:p>
          </table:table-cell>
          <table:table-cell table:formula="of:=CONCATENATE(&quot;&lt;string name='bookmark_&quot;;[.A7];&quot;'&gt;&quot;;[.B7];&quot;&lt;/string&gt;&quot;)" office:value-type="string" office:string-value="&lt;string name='bookmark_channel1Curve0'&gt;Kanal 1 Kurve&lt;/string&gt;" calcext:value-type="string">
            <text:p>&lt;string name='bookmark_channel1Curve0'&gt;Kanal 1 Kurve&lt;/string&gt;</text:p>
          </table:table-cell>
          <table:table-cell table:formula="of:=CONCATENATE(&quot;&lt;string name='bookmark_&quot;;[.A7];&quot;'&gt;&quot;;[.C7];&quot;&lt;/string&gt;&quot;)" office:value-type="string" office:string-value="&lt;string name='bookmark_channel1Curve0'&gt;Channel 1 Curve&lt;/string&gt;" calcext:value-type="string">
            <text:p>&lt;string name='bookmark_channel1Curve0'&gt;Channel 1 Curve&lt;/string&gt;</text:p>
          </table:table-cell>
          <table:table-cell table:formula="of:=CONCATENATE(&quot;case R.id.bookmark_&quot;;[.A7];&quot;: webView.evaluateJavascript(&quot;&quot;location.hash='#&quot;;[.A7];&quot;'&quot;&quot;, null); return true;&quot;)" office:value-type="string" office:string-value="case R.id.bookmark_channel1Curve0: webView.evaluateJavascript(&quot;location.hash='#channel1Curve0'&quot;, null); return true;" calcext:value-type="string">
            <text:p>case R.id.bookmark_channel1Curve0: webView.evaluateJavascript("location.hash='#channel1Curve0'", null); return true;</text:p>
          </table:table-cell>
        </table:table-row>
        <table:table-row table:style-name="ro1">
          <table:table-cell office:value-type="string" calcext:value-type="string">
            <text:p>controlSwitches</text:p>
          </table:table-cell>
          <table:table-cell office:value-type="string" calcext:value-type="string">
            <text:p>Geberschalter</text:p>
          </table:table-cell>
          <table:table-cell office:value-type="string" calcext:value-type="string">
            <text:p>Control Switches</text:p>
          </table:table-cell>
          <table:table-cell table:formula="of:=CONCATENATE(&quot;&lt;item android:id='@+id/bookmark_&quot;;[.A8];&quot;' android:title='@string/bookmark_&quot;;[.A8];&quot;'/&gt;&quot;)" office:value-type="string" office:string-value="&lt;item android:id='@+id/bookmark_controlSwitches' android:title='@string/bookmark_controlSwitches'/&gt;" calcext:value-type="string">
            <text:p>&lt;item android:id='@+id/bookmark_controlSwitches' android:title='@string/bookmark_controlSwitches'/&gt;</text:p>
          </table:table-cell>
          <table:table-cell table:formula="of:=CONCATENATE(&quot;&lt;string name='bookmark_&quot;;[.A8];&quot;'&gt;&quot;;[.B8];&quot;&lt;/string&gt;&quot;)" office:value-type="string" office:string-value="&lt;string name='bookmark_controlSwitches'&gt;Geberschalter&lt;/string&gt;" calcext:value-type="string">
            <text:p>&lt;string name='bookmark_controlSwitches'&gt;Geberschalter&lt;/string&gt;</text:p>
          </table:table-cell>
          <table:table-cell table:formula="of:=CONCATENATE(&quot;&lt;string name='bookmark_&quot;;[.A8];&quot;'&gt;&quot;;[.C8];&quot;&lt;/string&gt;&quot;)" office:value-type="string" office:string-value="&lt;string name='bookmark_controlSwitches'&gt;Control Switches&lt;/string&gt;" calcext:value-type="string">
            <text:p>&lt;string name='bookmark_controlSwitches'&gt;Control Switches&lt;/string&gt;</text:p>
          </table:table-cell>
          <table:table-cell table:formula="of:=CONCATENATE(&quot;case R.id.bookmark_&quot;;[.A8];&quot;: webView.evaluateJavascript(&quot;&quot;location.hash='#&quot;;[.A8];&quot;'&quot;&quot;, null); return true;&quot;)" office:value-type="string" office:string-value="case R.id.bookmark_controlSwitches: webView.evaluateJavascript(&quot;location.hash='#controlSwitches'&quot;, null); return true;" calcext:value-type="string">
            <text:p>case R.id.bookmark_controlSwitches: webView.evaluateJavascript("location.hash='#controlSwitches'", null); return true;</text:p>
          </table:table-cell>
        </table:table-row>
        <table:table-row table:style-name="ro1">
          <table:table-cell office:value-type="string" calcext:value-type="string">
            <text:p>logicalSwitches</text:p>
          </table:table-cell>
          <table:table-cell office:value-type="string" calcext:value-type="string">
            <text:p>logische Schalter</text:p>
          </table:table-cell>
          <table:table-cell office:value-type="string" calcext:value-type="string">
            <text:p>Logical Switches</text:p>
          </table:table-cell>
          <table:table-cell table:formula="of:=CONCATENATE(&quot;&lt;item android:id='@+id/bookmark_&quot;;[.A9];&quot;' android:title='@string/bookmark_&quot;;[.A9];&quot;'/&gt;&quot;)" office:value-type="string" office:string-value="&lt;item android:id='@+id/bookmark_logicalSwitches' android:title='@string/bookmark_logicalSwitches'/&gt;" calcext:value-type="string">
            <text:p>&lt;item android:id='@+id/bookmark_logicalSwitches' android:title='@string/bookmark_logicalSwitches'/&gt;</text:p>
          </table:table-cell>
          <table:table-cell table:formula="of:=CONCATENATE(&quot;&lt;string name='bookmark_&quot;;[.A9];&quot;'&gt;&quot;;[.B9];&quot;&lt;/string&gt;&quot;)" office:value-type="string" office:string-value="&lt;string name='bookmark_logicalSwitches'&gt;logische Schalter&lt;/string&gt;" calcext:value-type="string">
            <text:p>&lt;string name='bookmark_logicalSwitches'&gt;logische Schalter&lt;/string&gt;</text:p>
          </table:table-cell>
          <table:table-cell table:formula="of:=CONCATENATE(&quot;&lt;string name='bookmark_&quot;;[.A9];&quot;'&gt;&quot;;[.C9];&quot;&lt;/string&gt;&quot;)" office:value-type="string" office:string-value="&lt;string name='bookmark_logicalSwitches'&gt;Logical Switches&lt;/string&gt;" calcext:value-type="string">
            <text:p>&lt;string name='bookmark_logicalSwitches'&gt;Logical Switches&lt;/string&gt;</text:p>
          </table:table-cell>
          <table:table-cell table:formula="of:=CONCATENATE(&quot;case R.id.bookmark_&quot;;[.A9];&quot;: webView.evaluateJavascript(&quot;&quot;location.hash='#&quot;;[.A9];&quot;'&quot;&quot;, null); return true;&quot;)" office:value-type="string" office:string-value="case R.id.bookmark_logicalSwitches: webView.evaluateJavascript(&quot;location.hash='#logicalSwitches'&quot;, null); return true;" calcext:value-type="string">
            <text:p>case R.id.bookmark_logicalSwitches: webView.evaluateJavascript("location.hash='#logicalSwitches'", null); return true;</text:p>
          </table:table-cell>
        </table:table-row>
        <table:table-row table:style-name="ro1">
          <table:table-cell office:value-type="string" calcext:value-type="string">
            <text:p>phaseSettings</text:p>
          </table:table-cell>
          <table:table-cell office:value-type="string" calcext:value-type="string">
            <text:p>Phaseneinstellungen</text:p>
          </table:table-cell>
          <table:table-cell office:value-type="string" calcext:value-type="string">
            <text:p>Phase Settings</text:p>
          </table:table-cell>
          <table:table-cell table:formula="of:=CONCATENATE(&quot;&lt;item android:id='@+id/bookmark_&quot;;[.A10];&quot;' android:title='@string/bookmark_&quot;;[.A10];&quot;'/&gt;&quot;)" office:value-type="string" office:string-value="&lt;item android:id='@+id/bookmark_phaseSettings' android:title='@string/bookmark_phaseSettings'/&gt;" calcext:value-type="string">
            <text:p>&lt;item android:id='@+id/bookmark_phaseSettings' android:title='@string/bookmark_phaseSettings'/&gt;</text:p>
          </table:table-cell>
          <table:table-cell table:formula="of:=CONCATENATE(&quot;&lt;string name='bookmark_&quot;;[.A10];&quot;'&gt;&quot;;[.B10];&quot;&lt;/string&gt;&quot;)" office:value-type="string" office:string-value="&lt;string name='bookmark_phaseSettings'&gt;Phaseneinstellungen&lt;/string&gt;" calcext:value-type="string">
            <text:p>&lt;string name='bookmark_phaseSettings'&gt;Phaseneinstellungen&lt;/string&gt;</text:p>
          </table:table-cell>
          <table:table-cell table:formula="of:=CONCATENATE(&quot;&lt;string name='bookmark_&quot;;[.A10];&quot;'&gt;&quot;;[.C10];&quot;&lt;/string&gt;&quot;)" office:value-type="string" office:string-value="&lt;string name='bookmark_phaseSettings'&gt;Phase Settings&lt;/string&gt;" calcext:value-type="string">
            <text:p>&lt;string name='bookmark_phaseSettings'&gt;Phase Settings&lt;/string&gt;</text:p>
          </table:table-cell>
          <table:table-cell table:formula="of:=CONCATENATE(&quot;case R.id.bookmark_&quot;;[.A10];&quot;: webView.evaluateJavascript(&quot;&quot;location.hash='#&quot;;[.A10];&quot;'&quot;&quot;, null); return true;&quot;)" office:value-type="string" office:string-value="case R.id.bookmark_phaseSettings: webView.evaluateJavascript(&quot;location.hash='#phaseSettings'&quot;, null); return true;" calcext:value-type="string">
            <text:p>case R.id.bookmark_phaseSettings: webView.evaluateJavascript("location.hash='#phaseSettings'", null); return true;</text:p>
          </table:table-cell>
        </table:table-row>
        <table:table-row table:style-name="ro1">
          <table:table-cell office:value-type="string" calcext:value-type="string">
            <text:p>phaseAssignments</text:p>
          </table:table-cell>
          <table:table-cell office:value-type="string" calcext:value-type="string">
            <text:p>Phasenzuweisung</text:p>
          </table:table-cell>
          <table:table-cell office:value-type="string" calcext:value-type="string">
            <text:p>Phase Assignments</text:p>
          </table:table-cell>
          <table:table-cell table:formula="of:=CONCATENATE(&quot;&lt;item android:id='@+id/bookmark_&quot;;[.A11];&quot;' android:title='@string/bookmark_&quot;;[.A11];&quot;'/&gt;&quot;)" office:value-type="string" office:string-value="&lt;item android:id='@+id/bookmark_phaseAssignments' android:title='@string/bookmark_phaseAssignments'/&gt;" calcext:value-type="string">
            <text:p>&lt;item android:id='@+id/bookmark_phaseAssignments' android:title='@string/bookmark_phaseAssignments'/&gt;</text:p>
          </table:table-cell>
          <table:table-cell table:formula="of:=CONCATENATE(&quot;&lt;string name='bookmark_&quot;;[.A11];&quot;'&gt;&quot;;[.B11];&quot;&lt;/string&gt;&quot;)" office:value-type="string" office:string-value="&lt;string name='bookmark_phaseAssignments'&gt;Phasenzuweisung&lt;/string&gt;" calcext:value-type="string">
            <text:p>&lt;string name='bookmark_phaseAssignments'&gt;Phasenzuweisung&lt;/string&gt;</text:p>
          </table:table-cell>
          <table:table-cell table:formula="of:=CONCATENATE(&quot;&lt;string name='bookmark_&quot;;[.A11];&quot;'&gt;&quot;;[.C11];&quot;&lt;/string&gt;&quot;)" office:value-type="string" office:string-value="&lt;string name='bookmark_phaseAssignments'&gt;Phase Assignments&lt;/string&gt;" calcext:value-type="string">
            <text:p>&lt;string name='bookmark_phaseAssignments'&gt;Phase Assignments&lt;/string&gt;</text:p>
          </table:table-cell>
          <table:table-cell table:formula="of:=CONCATENATE(&quot;case R.id.bookmark_&quot;;[.A11];&quot;: webView.evaluateJavascript(&quot;&quot;location.hash='#&quot;;[.A11];&quot;'&quot;&quot;, null); return true;&quot;)" office:value-type="string" office:string-value="case R.id.bookmark_phaseAssignments: webView.evaluateJavascript(&quot;location.hash='#phaseAssignments'&quot;, null); return true;" calcext:value-type="string">
            <text:p>case R.id.bookmark_phaseAssignments: webView.evaluateJavascript("location.hash='#phaseAssignments'", null); return true;</text:p>
          </table:table-cell>
        </table:table-row>
        <table:table-row table:style-name="ro1">
          <table:table-cell office:value-type="string" calcext:value-type="string">
            <text:p>phaseTrim</text:p>
          </table:table-cell>
          <table:table-cell office:value-type="string" calcext:value-type="string">
            <text:p>Phasentrimm</text:p>
          </table:table-cell>
          <table:table-cell office:value-type="string" calcext:value-type="string">
            <text:p>Phase Trim</text:p>
          </table:table-cell>
          <table:table-cell table:formula="of:=CONCATENATE(&quot;&lt;item android:id='@+id/bookmark_&quot;;[.A12];&quot;' android:title='@string/bookmark_&quot;;[.A12];&quot;'/&gt;&quot;)" office:value-type="string" office:string-value="&lt;item android:id='@+id/bookmark_phaseTrim' android:title='@string/bookmark_phaseTrim'/&gt;" calcext:value-type="string">
            <text:p>&lt;item android:id='@+id/bookmark_phaseTrim' android:title='@string/bookmark_phaseTrim'/&gt;</text:p>
          </table:table-cell>
          <table:table-cell table:formula="of:=CONCATENATE(&quot;&lt;string name='bookmark_&quot;;[.A12];&quot;'&gt;&quot;;[.B12];&quot;&lt;/string&gt;&quot;)" office:value-type="string" office:string-value="&lt;string name='bookmark_phaseTrim'&gt;Phasentrimm&lt;/string&gt;" calcext:value-type="string">
            <text:p>&lt;string name='bookmark_phaseTrim'&gt;Phasentrimm&lt;/string&gt;</text:p>
          </table:table-cell>
          <table:table-cell table:formula="of:=CONCATENATE(&quot;&lt;string name='bookmark_&quot;;[.A12];&quot;'&gt;&quot;;[.C12];&quot;&lt;/string&gt;&quot;)" office:value-type="string" office:string-value="&lt;string name='bookmark_phaseTrim'&gt;Phase Trim&lt;/string&gt;" calcext:value-type="string">
            <text:p>&lt;string name='bookmark_phaseTrim'&gt;Phase Trim&lt;/string&gt;</text:p>
          </table:table-cell>
          <table:table-cell table:formula="of:=CONCATENATE(&quot;case R.id.bookmark_&quot;;[.A12];&quot;: webView.evaluateJavascript(&quot;&quot;location.hash='#&quot;;[.A12];&quot;'&quot;&quot;, null); return true;&quot;)" office:value-type="string" office:string-value="case R.id.bookmark_phaseTrim: webView.evaluateJavascript(&quot;location.hash='#phaseTrim'&quot;, null); return true;" calcext:value-type="string">
            <text:p>case R.id.bookmark_phaseTrim: webView.evaluateJavascript("location.hash='#phaseTrim'", null); return true;</text:p>
          </table:table-cell>
        </table:table-row>
        <table:table-row table:style-name="ro1">
          <table:table-cell office:value-type="string" calcext:value-type="string">
            <text:p>nonDelayedChannels</text:p>
          </table:table-cell>
          <table:table-cell office:value-type="string" calcext:value-type="string">
            <text:p>unverzögerte Kanäle</text:p>
          </table:table-cell>
          <table:table-cell office:value-type="string" calcext:value-type="string">
            <text:p>Non-delayed Channels</text:p>
          </table:table-cell>
          <table:table-cell table:formula="of:=CONCATENATE(&quot;&lt;item android:id='@+id/bookmark_&quot;;[.A13];&quot;' android:title='@string/bookmark_&quot;;[.A13];&quot;'/&gt;&quot;)" office:value-type="string" office:string-value="&lt;item android:id='@+id/bookmark_nonDelayedChannels' android:title='@string/bookmark_nonDelayedChannels'/&gt;" calcext:value-type="string">
            <text:p>&lt;item android:id='@+id/bookmark_nonDelayedChannels' android:title='@string/bookmark_nonDelayedChannels'/&gt;</text:p>
          </table:table-cell>
          <table:table-cell table:formula="of:=CONCATENATE(&quot;&lt;string name='bookmark_&quot;;[.A13];&quot;'&gt;&quot;;[.B13];&quot;&lt;/string&gt;&quot;)" office:value-type="string" office:string-value="&lt;string name='bookmark_nonDelayedChannels'&gt;unverzögerte Kanäle&lt;/string&gt;" calcext:value-type="string">
            <text:p>&lt;string name='bookmark_nonDelayedChannels'&gt;unverzögerte Kanäle&lt;/string&gt;</text:p>
          </table:table-cell>
          <table:table-cell table:formula="of:=CONCATENATE(&quot;&lt;string name='bookmark_&quot;;[.A13];&quot;'&gt;&quot;;[.C13];&quot;&lt;/string&gt;&quot;)" office:value-type="string" office:string-value="&lt;string name='bookmark_nonDelayedChannels'&gt;Non-delayed Channels&lt;/string&gt;" calcext:value-type="string">
            <text:p>&lt;string name='bookmark_nonDelayedChannels'&gt;Non-delayed Channels&lt;/string&gt;</text:p>
          </table:table-cell>
          <table:table-cell table:formula="of:=CONCATENATE(&quot;case R.id.bookmark_&quot;;[.A13];&quot;: webView.evaluateJavascript(&quot;&quot;location.hash='#&quot;;[.A13];&quot;'&quot;&quot;, null); return true;&quot;)" office:value-type="string" office:string-value="case R.id.bookmark_nonDelayedChannels: webView.evaluateJavascript(&quot;location.hash='#nonDelayedChannels'&quot;, null); return true;" calcext:value-type="string">
            <text:p>case R.id.bookmark_nonDelayedChannels: webView.evaluateJavascript("location.hash='#nonDelayedChannels'", null); return true;</text:p>
          </table:table-cell>
        </table:table-row>
        <table:table-row table:style-name="ro1">
          <table:table-cell office:value-type="string" calcext:value-type="string">
            <text:p>timersGeneral</text:p>
          </table:table-cell>
          <table:table-cell office:value-type="string" calcext:value-type="string">
            <text:p>Uhren (allgemein)</text:p>
          </table:table-cell>
          <table:table-cell office:value-type="string" calcext:value-type="string">
            <text:p>Timers (general)</text:p>
          </table:table-cell>
          <table:table-cell table:formula="of:=CONCATENATE(&quot;&lt;item android:id='@+id/bookmark_&quot;;[.A14];&quot;' android:title='@string/bookmark_&quot;;[.A14];&quot;'/&gt;&quot;)" office:value-type="string" office:string-value="&lt;item android:id='@+id/bookmark_timersGeneral' android:title='@string/bookmark_timersGeneral'/&gt;" calcext:value-type="string">
            <text:p>&lt;item android:id='@+id/bookmark_timersGeneral' android:title='@string/bookmark_timersGeneral'/&gt;</text:p>
          </table:table-cell>
          <table:table-cell table:formula="of:=CONCATENATE(&quot;&lt;string name='bookmark_&quot;;[.A14];&quot;'&gt;&quot;;[.B14];&quot;&lt;/string&gt;&quot;)" office:value-type="string" office:string-value="&lt;string name='bookmark_timersGeneral'&gt;Uhren (allgemein)&lt;/string&gt;" calcext:value-type="string">
            <text:p>&lt;string name='bookmark_timersGeneral'&gt;Uhren (allgemein)&lt;/string&gt;</text:p>
          </table:table-cell>
          <table:table-cell table:formula="of:=CONCATENATE(&quot;&lt;string name='bookmark_&quot;;[.A14];&quot;'&gt;&quot;;[.C14];&quot;&lt;/string&gt;&quot;)" office:value-type="string" office:string-value="&lt;string name='bookmark_timersGeneral'&gt;Timers (general)&lt;/string&gt;" calcext:value-type="string">
            <text:p>&lt;string name='bookmark_timersGeneral'&gt;Timers (general)&lt;/string&gt;</text:p>
          </table:table-cell>
          <table:table-cell table:formula="of:=CONCATENATE(&quot;case R.id.bookmark_&quot;;[.A14];&quot;: webView.evaluateJavascript(&quot;&quot;location.hash='#&quot;;[.A14];&quot;'&quot;&quot;, null); return true;&quot;)" office:value-type="string" office:string-value="case R.id.bookmark_timersGeneral: webView.evaluateJavascript(&quot;location.hash='#timersGeneral'&quot;, null); return true;" calcext:value-type="string">
            <text:p>case R.id.bookmark_timersGeneral: webView.evaluateJavascript("location.hash='#timersGeneral'", null); return true;</text:p>
          </table:table-cell>
        </table:table-row>
        <table:table-row table:style-name="ro1">
          <table:table-cell office:value-type="string" calcext:value-type="string">
            <text:p>phaseTimer</text:p>
          </table:table-cell>
          <table:table-cell office:value-type="string" calcext:value-type="string">
            <text:p>Flugphasenuhren</text:p>
          </table:table-cell>
          <table:table-cell office:value-type="string" calcext:value-type="string">
            <text:p>Phase Timers</text:p>
          </table:table-cell>
          <table:table-cell table:formula="of:=CONCATENATE(&quot;&lt;item android:id='@+id/bookmark_&quot;;[.A15];&quot;' android:title='@string/bookmark_&quot;;[.A15];&quot;'/&gt;&quot;)" office:value-type="string" office:string-value="&lt;item android:id='@+id/bookmark_phaseTimer' android:title='@string/bookmark_phaseTimer'/&gt;" calcext:value-type="string">
            <text:p>&lt;item android:id='@+id/bookmark_phaseTimer' android:title='@string/bookmark_phaseTimer'/&gt;</text:p>
          </table:table-cell>
          <table:table-cell table:formula="of:=CONCATENATE(&quot;&lt;string name='bookmark_&quot;;[.A15];&quot;'&gt;&quot;;[.B15];&quot;&lt;/string&gt;&quot;)" office:value-type="string" office:string-value="&lt;string name='bookmark_phaseTimer'&gt;Flugphasenuhren&lt;/string&gt;" calcext:value-type="string">
            <text:p>&lt;string name='bookmark_phaseTimer'&gt;Flugphasenuhren&lt;/string&gt;</text:p>
          </table:table-cell>
          <table:table-cell table:formula="of:=CONCATENATE(&quot;&lt;string name='bookmark_&quot;;[.A15];&quot;'&gt;&quot;;[.C15];&quot;&lt;/string&gt;&quot;)" office:value-type="string" office:string-value="&lt;string name='bookmark_phaseTimer'&gt;Phase Timers&lt;/string&gt;" calcext:value-type="string">
            <text:p>&lt;string name='bookmark_phaseTimer'&gt;Phase Timers&lt;/string&gt;</text:p>
          </table:table-cell>
          <table:table-cell table:formula="of:=CONCATENATE(&quot;case R.id.bookmark_&quot;;[.A15];&quot;: webView.evaluateJavascript(&quot;&quot;location.hash='#&quot;;[.A15];&quot;'&quot;&quot;, null); return true;&quot;)" office:value-type="string" office:string-value="case R.id.bookmark_phaseTimer: webView.evaluateJavascript(&quot;location.hash='#phaseTimer'&quot;, null); return true;" calcext:value-type="string">
            <text:p>case R.id.bookmark_phaseTimer: webView.evaluateJavascript("location.hash='#phaseTimer'", null); return true;</text:p>
          </table:table-cell>
        </table:table-row>
        <table:table-row table:style-name="ro1">
          <table:table-cell office:value-type="string" calcext:value-type="string">
            <text:p>wingMix0</text:p>
          </table:table-cell>
          <table:table-cell office:value-type="string" calcext:value-type="string">
            <text:p>Flächenmischer</text:p>
          </table:table-cell>
          <table:table-cell office:value-type="string" calcext:value-type="string">
            <text:p>Wing Mixers</text:p>
          </table:table-cell>
          <table:table-cell table:formula="of:=CONCATENATE(&quot;&lt;item android:id='@+id/bookmark_&quot;;[.A16];&quot;' android:title='@string/bookmark_&quot;;[.A16];&quot;'/&gt;&quot;)" office:value-type="string" office:string-value="&lt;item android:id='@+id/bookmark_wingMix0' android:title='@string/bookmark_wingMix0'/&gt;" calcext:value-type="string">
            <text:p>&lt;item android:id='@+id/bookmark_wingMix0' android:title='@string/bookmark_wingMix0'/&gt;</text:p>
          </table:table-cell>
          <table:table-cell table:formula="of:=CONCATENATE(&quot;&lt;string name='bookmark_&quot;;[.A16];&quot;'&gt;&quot;;[.B16];&quot;&lt;/string&gt;&quot;)" office:value-type="string" office:string-value="&lt;string name='bookmark_wingMix0'&gt;Flächenmischer&lt;/string&gt;" calcext:value-type="string">
            <text:p>&lt;string name='bookmark_wingMix0'&gt;Flächenmischer&lt;/string&gt;</text:p>
          </table:table-cell>
          <table:table-cell table:formula="of:=CONCATENATE(&quot;&lt;string name='bookmark_&quot;;[.A16];&quot;'&gt;&quot;;[.C16];&quot;&lt;/string&gt;&quot;)" office:value-type="string" office:string-value="&lt;string name='bookmark_wingMix0'&gt;Wing Mixers&lt;/string&gt;" calcext:value-type="string">
            <text:p>&lt;string name='bookmark_wingMix0'&gt;Wing Mixers&lt;/string&gt;</text:p>
          </table:table-cell>
          <table:table-cell table:formula="of:=CONCATENATE(&quot;case R.id.bookmark_&quot;;[.A16];&quot;: webView.evaluateJavascript(&quot;&quot;location.hash='#&quot;;[.A16];&quot;'&quot;&quot;, null); return true;&quot;)" office:value-type="string" office:string-value="case R.id.bookmark_wingMix0: webView.evaluateJavascript(&quot;location.hash='#wingMix0'&quot;, null); return true;" calcext:value-type="string">
            <text:p>case R.id.bookmark_wingMix0: webView.evaluateJavascript("location.hash='#wingMix0'", null); return true;</text:p>
          </table:table-cell>
        </table:table-row>
        <table:table-row table:style-name="ro1">
          <table:table-cell office:value-type="string" calcext:value-type="string">
            <text:p>helicopterMix0</text:p>
          </table:table-cell>
          <table:table-cell office:value-type="string" calcext:value-type="string">
            <text:p>Helikoptermix</text:p>
          </table:table-cell>
          <table:table-cell office:value-type="string" calcext:value-type="string">
            <text:p>Helicopter Mixers</text:p>
          </table:table-cell>
          <table:table-cell table:formula="of:=CONCATENATE(&quot;&lt;item android:id='@+id/bookmark_&quot;;[.A17];&quot;' android:title='@string/bookmark_&quot;;[.A17];&quot;'/&gt;&quot;)" office:value-type="string" office:string-value="&lt;item android:id='@+id/bookmark_helicopterMix0' android:title='@string/bookmark_helicopterMix0'/&gt;" calcext:value-type="string">
            <text:p>&lt;item android:id='@+id/bookmark_helicopterMix0' android:title='@string/bookmark_helicopterMix0'/&gt;</text:p>
          </table:table-cell>
          <table:table-cell table:formula="of:=CONCATENATE(&quot;&lt;string name='bookmark_&quot;;[.A17];&quot;'&gt;&quot;;[.B17];&quot;&lt;/string&gt;&quot;)" office:value-type="string" office:string-value="&lt;string name='bookmark_helicopterMix0'&gt;Helikoptermix&lt;/string&gt;" calcext:value-type="string">
            <text:p>&lt;string name='bookmark_helicopterMix0'&gt;Helikoptermix&lt;/string&gt;</text:p>
          </table:table-cell>
          <table:table-cell table:formula="of:=CONCATENATE(&quot;&lt;string name='bookmark_&quot;;[.A17];&quot;'&gt;&quot;;[.C17];&quot;&lt;/string&gt;&quot;)" office:value-type="string" office:string-value="&lt;string name='bookmark_helicopterMix0'&gt;Helicopter Mixers&lt;/string&gt;" calcext:value-type="string">
            <text:p>&lt;string name='bookmark_helicopterMix0'&gt;Helicopter Mixers&lt;/string&gt;</text:p>
          </table:table-cell>
          <table:table-cell table:formula="of:=CONCATENATE(&quot;case R.id.bookmark_&quot;;[.A17];&quot;: webView.evaluateJavascript(&quot;&quot;location.hash='#&quot;;[.A17];&quot;'&quot;&quot;, null); return true;&quot;)" office:value-type="string" office:string-value="case R.id.bookmark_helicopterMix0: webView.evaluateJavascript(&quot;location.hash='#helicopterMix0'&quot;, null); return true;" calcext:value-type="string">
            <text:p>case R.id.bookmark_helicopterMix0: webView.evaluateJavascript("location.hash='#helicopterMix0'", null); return true;</text:p>
          </table:table-cell>
        </table:table-row>
        <table:table-row table:style-name="ro1">
          <table:table-cell office:value-type="string" calcext:value-type="string">
            <text:p>linearMixer</text:p>
          </table:table-cell>
          <table:table-cell office:value-type="string" calcext:value-type="string">
            <text:p>Linearmischer</text:p>
          </table:table-cell>
          <table:table-cell office:value-type="string" calcext:value-type="string">
            <text:p>Linear Mixers</text:p>
          </table:table-cell>
          <table:table-cell table:formula="of:=CONCATENATE(&quot;&lt;item android:id='@+id/bookmark_&quot;;[.A18];&quot;' android:title='@string/bookmark_&quot;;[.A18];&quot;'/&gt;&quot;)" office:value-type="string" office:string-value="&lt;item android:id='@+id/bookmark_linearMixer' android:title='@string/bookmark_linearMixer'/&gt;" calcext:value-type="string">
            <text:p>&lt;item android:id='@+id/bookmark_linearMixer' android:title='@string/bookmark_linearMixer'/&gt;</text:p>
          </table:table-cell>
          <table:table-cell table:formula="of:=CONCATENATE(&quot;&lt;string name='bookmark_&quot;;[.A18];&quot;'&gt;&quot;;[.B18];&quot;&lt;/string&gt;&quot;)" office:value-type="string" office:string-value="&lt;string name='bookmark_linearMixer'&gt;Linearmischer&lt;/string&gt;" calcext:value-type="string">
            <text:p>&lt;string name='bookmark_linearMixer'&gt;Linearmischer&lt;/string&gt;</text:p>
          </table:table-cell>
          <table:table-cell table:formula="of:=CONCATENATE(&quot;&lt;string name='bookmark_&quot;;[.A18];&quot;'&gt;&quot;;[.C18];&quot;&lt;/string&gt;&quot;)" office:value-type="string" office:string-value="&lt;string name='bookmark_linearMixer'&gt;Linear Mixers&lt;/string&gt;" calcext:value-type="string">
            <text:p>&lt;string name='bookmark_linearMixer'&gt;Linear Mixers&lt;/string&gt;</text:p>
          </table:table-cell>
          <table:table-cell table:formula="of:=CONCATENATE(&quot;case R.id.bookmark_&quot;;[.A18];&quot;: webView.evaluateJavascript(&quot;&quot;location.hash='#&quot;;[.A18];&quot;'&quot;&quot;, null); return true;&quot;)" office:value-type="string" office:string-value="case R.id.bookmark_linearMixer: webView.evaluateJavascript(&quot;location.hash='#linearMixer'&quot;, null); return true;" calcext:value-type="string">
            <text:p>case R.id.bookmark_linearMixer: webView.evaluateJavascript("location.hash='#linearMixer'", null); return true;</text:p>
          </table:table-cell>
        </table:table-row>
        <table:table-row table:style-name="ro1">
          <table:table-cell office:value-type="string" calcext:value-type="string">
            <text:p>curveMixer</text:p>
          </table:table-cell>
          <table:table-cell office:value-type="string" calcext:value-type="string">
            <text:p>Kurvenmischer</text:p>
          </table:table-cell>
          <table:table-cell office:value-type="string" calcext:value-type="string">
            <text:p>Curve Mixers</text:p>
          </table:table-cell>
          <table:table-cell table:formula="of:=CONCATENATE(&quot;&lt;item android:id='@+id/bookmark_&quot;;[.A19];&quot;' android:title='@string/bookmark_&quot;;[.A19];&quot;'/&gt;&quot;)" office:value-type="string" office:string-value="&lt;item android:id='@+id/bookmark_curveMixer' android:title='@string/bookmark_curveMixer'/&gt;" calcext:value-type="string">
            <text:p>&lt;item android:id='@+id/bookmark_curveMixer' android:title='@string/bookmark_curveMixer'/&gt;</text:p>
          </table:table-cell>
          <table:table-cell table:formula="of:=CONCATENATE(&quot;&lt;string name='bookmark_&quot;;[.A19];&quot;'&gt;&quot;;[.B19];&quot;&lt;/string&gt;&quot;)" office:value-type="string" office:string-value="&lt;string name='bookmark_curveMixer'&gt;Kurvenmischer&lt;/string&gt;" calcext:value-type="string">
            <text:p>&lt;string name='bookmark_curveMixer'&gt;Kurvenmischer&lt;/string&gt;</text:p>
          </table:table-cell>
          <table:table-cell table:formula="of:=CONCATENATE(&quot;&lt;string name='bookmark_&quot;;[.A19];&quot;'&gt;&quot;;[.C19];&quot;&lt;/string&gt;&quot;)" office:value-type="string" office:string-value="&lt;string name='bookmark_curveMixer'&gt;Curve Mixers&lt;/string&gt;" calcext:value-type="string">
            <text:p>&lt;string name='bookmark_curveMixer'&gt;Curve Mixers&lt;/string&gt;</text:p>
          </table:table-cell>
          <table:table-cell table:formula="of:=CONCATENATE(&quot;case R.id.bookmark_&quot;;[.A19];&quot;: webView.evaluateJavascript(&quot;&quot;location.hash='#&quot;;[.A19];&quot;'&quot;&quot;, null); return true;&quot;)" office:value-type="string" office:string-value="case R.id.bookmark_curveMixer: webView.evaluateJavascript(&quot;location.hash='#curveMixer'&quot;, null); return true;" calcext:value-type="string">
            <text:p>case R.id.bookmark_curveMixer: webView.evaluateJavascript("location.hash='#curveMixer'", null); return true;</text:p>
          </table:table-cell>
        </table:table-row>
        <table:table-row table:style-name="ro1">
          <table:table-cell office:value-type="string" calcext:value-type="string">
            <text:p>mixerActive</text:p>
          </table:table-cell>
          <table:table-cell office:value-type="string" calcext:value-type="string">
            <text:p>MIX aktiv / Phase</text:p>
          </table:table-cell>
          <table:table-cell office:value-type="string" calcext:value-type="string">
            <text:p>MIX active / Phase</text:p>
          </table:table-cell>
          <table:table-cell table:formula="of:=CONCATENATE(&quot;&lt;item android:id='@+id/bookmark_&quot;;[.A20];&quot;' android:title='@string/bookmark_&quot;;[.A20];&quot;'/&gt;&quot;)" office:value-type="string" office:string-value="&lt;item android:id='@+id/bookmark_mixerActive' android:title='@string/bookmark_mixerActive'/&gt;" calcext:value-type="string">
            <text:p>&lt;item android:id='@+id/bookmark_mixerActive' android:title='@string/bookmark_mixerActive'/&gt;</text:p>
          </table:table-cell>
          <table:table-cell table:formula="of:=CONCATENATE(&quot;&lt;string name='bookmark_&quot;;[.A20];&quot;'&gt;&quot;;[.B20];&quot;&lt;/string&gt;&quot;)" office:value-type="string" office:string-value="&lt;string name='bookmark_mixerActive'&gt;MIX aktiv / Phase&lt;/string&gt;" calcext:value-type="string">
            <text:p>&lt;string name='bookmark_mixerActive'&gt;MIX aktiv / Phase&lt;/string&gt;</text:p>
          </table:table-cell>
          <table:table-cell table:formula="of:=CONCATENATE(&quot;&lt;string name='bookmark_&quot;;[.A20];&quot;'&gt;&quot;;[.C20];&quot;&lt;/string&gt;&quot;)" office:value-type="string" office:string-value="&lt;string name='bookmark_mixerActive'&gt;MIX active / Phase&lt;/string&gt;" calcext:value-type="string">
            <text:p>&lt;string name='bookmark_mixerActive'&gt;MIX active / Phase&lt;/string&gt;</text:p>
          </table:table-cell>
          <table:table-cell table:formula="of:=CONCATENATE(&quot;case R.id.bookmark_&quot;;[.A20];&quot;: webView.evaluateJavascript(&quot;&quot;location.hash='#&quot;;[.A20];&quot;'&quot;&quot;, null); return true;&quot;)" office:value-type="string" office:string-value="case R.id.bookmark_mixerActive: webView.evaluateJavascript(&quot;location.hash='#mixerActive'&quot;, null); return true;" calcext:value-type="string">
            <text:p>case R.id.bookmark_mixerActive: webView.evaluateJavascript("location.hash='#mixerActive'", null); return true;</text:p>
          </table:table-cell>
        </table:table-row>
        <table:table-row table:style-name="ro1">
          <table:table-cell office:value-type="string" calcext:value-type="string">
            <text:p>mixOnlyChannel</text:p>
          </table:table-cell>
          <table:table-cell office:value-type="string" calcext:value-type="string">
            <text:p>Nur MIX Kanal</text:p>
          </table:table-cell>
          <table:table-cell office:value-type="string" calcext:value-type="string">
            <text:p>Mix-only Channels</text:p>
          </table:table-cell>
          <table:table-cell table:formula="of:=CONCATENATE(&quot;&lt;item android:id='@+id/bookmark_&quot;;[.A21];&quot;' android:title='@string/bookmark_&quot;;[.A21];&quot;'/&gt;&quot;)" office:value-type="string" office:string-value="&lt;item android:id='@+id/bookmark_mixOnlyChannel' android:title='@string/bookmark_mixOnlyChannel'/&gt;" calcext:value-type="string">
            <text:p>&lt;item android:id='@+id/bookmark_mixOnlyChannel' android:title='@string/bookmark_mixOnlyChannel'/&gt;</text:p>
          </table:table-cell>
          <table:table-cell table:formula="of:=CONCATENATE(&quot;&lt;string name='bookmark_&quot;;[.A21];&quot;'&gt;&quot;;[.B21];&quot;&lt;/string&gt;&quot;)" office:value-type="string" office:string-value="&lt;string name='bookmark_mixOnlyChannel'&gt;Nur MIX Kanal&lt;/string&gt;" calcext:value-type="string">
            <text:p>&lt;string name='bookmark_mixOnlyChannel'&gt;Nur MIX Kanal&lt;/string&gt;</text:p>
          </table:table-cell>
          <table:table-cell table:formula="of:=CONCATENATE(&quot;&lt;string name='bookmark_&quot;;[.A21];&quot;'&gt;&quot;;[.C21];&quot;&lt;/string&gt;&quot;)" office:value-type="string" office:string-value="&lt;string name='bookmark_mixOnlyChannel'&gt;Mix-only Channels&lt;/string&gt;" calcext:value-type="string">
            <text:p>&lt;string name='bookmark_mixOnlyChannel'&gt;Mix-only Channels&lt;/string&gt;</text:p>
          </table:table-cell>
          <table:table-cell table:formula="of:=CONCATENATE(&quot;case R.id.bookmark_&quot;;[.A21];&quot;: webView.evaluateJavascript(&quot;&quot;location.hash='#&quot;;[.A21];&quot;'&quot;&quot;, null); return true;&quot;)" office:value-type="string" office:string-value="case R.id.bookmark_mixOnlyChannel: webView.evaluateJavascript(&quot;location.hash='#mixOnlyChannel'&quot;, null); return true;" calcext:value-type="string">
            <text:p>case R.id.bookmark_mixOnlyChannel: webView.evaluateJavascript("location.hash='#mixOnlyChannel'", null); return true;</text:p>
          </table:table-cell>
        </table:table-row>
        <table:table-row table:style-name="ro1">
          <table:table-cell office:value-type="string" calcext:value-type="string">
            <text:p>dualMixer</text:p>
          </table:table-cell>
          <table:table-cell office:value-type="string" calcext:value-type="string">
            <text:p>Kreuzmischer</text:p>
          </table:table-cell>
          <table:table-cell office:value-type="string" calcext:value-type="string">
            <text:p>Dual Mixers</text:p>
          </table:table-cell>
          <table:table-cell table:formula="of:=CONCATENATE(&quot;&lt;item android:id='@+id/bookmark_&quot;;[.A22];&quot;' android:title='@string/bookmark_&quot;;[.A22];&quot;'/&gt;&quot;)" office:value-type="string" office:string-value="&lt;item android:id='@+id/bookmark_dualMixer' android:title='@string/bookmark_dualMixer'/&gt;" calcext:value-type="string">
            <text:p>&lt;item android:id='@+id/bookmark_dualMixer' android:title='@string/bookmark_dualMixer'/&gt;</text:p>
          </table:table-cell>
          <table:table-cell table:formula="of:=CONCATENATE(&quot;&lt;string name='bookmark_&quot;;[.A22];&quot;'&gt;&quot;;[.B22];&quot;&lt;/string&gt;&quot;)" office:value-type="string" office:string-value="&lt;string name='bookmark_dualMixer'&gt;Kreuzmischer&lt;/string&gt;" calcext:value-type="string">
            <text:p>&lt;string name='bookmark_dualMixer'&gt;Kreuzmischer&lt;/string&gt;</text:p>
          </table:table-cell>
          <table:table-cell table:formula="of:=CONCATENATE(&quot;&lt;string name='bookmark_&quot;;[.A22];&quot;'&gt;&quot;;[.C22];&quot;&lt;/string&gt;&quot;)" office:value-type="string" office:string-value="&lt;string name='bookmark_dualMixer'&gt;Dual Mixers&lt;/string&gt;" calcext:value-type="string">
            <text:p>&lt;string name='bookmark_dualMixer'&gt;Dual Mixers&lt;/string&gt;</text:p>
          </table:table-cell>
          <table:table-cell table:formula="of:=CONCATENATE(&quot;case R.id.bookmark_&quot;;[.A22];&quot;: webView.evaluateJavascript(&quot;&quot;location.hash='#&quot;;[.A22];&quot;'&quot;&quot;, null); return true;&quot;)" office:value-type="string" office:string-value="case R.id.bookmark_dualMixer: webView.evaluateJavascript(&quot;location.hash='#dualMixer'&quot;, null); return true;" calcext:value-type="string">
            <text:p>case R.id.bookmark_dualMixer: webView.evaluateJavascript("location.hash='#dualMixer'", null); return true;</text:p>
          </table:table-cell>
        </table:table-row>
        <table:table-row table:style-name="ro1">
          <table:table-cell office:value-type="string" calcext:value-type="string">
            <text:p>swashplateMixer</text:p>
          </table:table-cell>
          <table:table-cell office:value-type="string" calcext:value-type="string">
            <text:p>Taumelscheibenmischer</text:p>
          </table:table-cell>
          <table:table-cell office:value-type="string" calcext:value-type="string">
            <text:p>Swashplate Mixer</text:p>
          </table:table-cell>
          <table:table-cell table:formula="of:=CONCATENATE(&quot;&lt;item android:id='@+id/bookmark_&quot;;[.A23];&quot;' android:title='@string/bookmark_&quot;;[.A23];&quot;'/&gt;&quot;)" office:value-type="string" office:string-value="&lt;item android:id='@+id/bookmark_swashplateMixer' android:title='@string/bookmark_swashplateMixer'/&gt;" calcext:value-type="string">
            <text:p>&lt;item android:id='@+id/bookmark_swashplateMixer' android:title='@string/bookmark_swashplateMixer'/&gt;</text:p>
          </table:table-cell>
          <table:table-cell table:formula="of:=CONCATENATE(&quot;&lt;string name='bookmark_&quot;;[.A23];&quot;'&gt;&quot;;[.B23];&quot;&lt;/string&gt;&quot;)" office:value-type="string" office:string-value="&lt;string name='bookmark_swashplateMixer'&gt;Taumelscheibenmischer&lt;/string&gt;" calcext:value-type="string">
            <text:p>&lt;string name='bookmark_swashplateMixer'&gt;Taumelscheibenmischer&lt;/string&gt;</text:p>
          </table:table-cell>
          <table:table-cell table:formula="of:=CONCATENATE(&quot;&lt;string name='bookmark_&quot;;[.A23];&quot;'&gt;&quot;;[.C23];&quot;&lt;/string&gt;&quot;)" office:value-type="string" office:string-value="&lt;string name='bookmark_swashplateMixer'&gt;Swashplate Mixer&lt;/string&gt;" calcext:value-type="string">
            <text:p>&lt;string name='bookmark_swashplateMixer'&gt;Swashplate Mixer&lt;/string&gt;</text:p>
          </table:table-cell>
          <table:table-cell table:formula="of:=CONCATENATE(&quot;case R.id.bookmark_&quot;;[.A23];&quot;: webView.evaluateJavascript(&quot;&quot;location.hash='#&quot;;[.A23];&quot;'&quot;&quot;, null); return true;&quot;)" office:value-type="string" office:string-value="case R.id.bookmark_swashplateMixer: webView.evaluateJavascript(&quot;location.hash='#swashplateMixer'&quot;, null); return true;" calcext:value-type="string">
            <text:p>case R.id.bookmark_swashplateMixer: webView.evaluateJavascript("location.hash='#swashplateMixer'", null); return true;</text:p>
          </table:table-cell>
        </table:table-row>
        <table:table-row table:style-name="ro1">
          <table:table-cell office:value-type="string" calcext:value-type="string">
            <text:p>failSafe</text:p>
          </table:table-cell>
          <table:table-cell office:value-type="string" calcext:value-type="string">
            <text:p>Fail Safe</text:p>
          </table:table-cell>
          <table:table-cell office:value-type="string" calcext:value-type="string">
            <text:p>Fail Safe</text:p>
          </table:table-cell>
          <table:table-cell table:formula="of:=CONCATENATE(&quot;&lt;item android:id='@+id/bookmark_&quot;;[.A24];&quot;' android:title='@string/bookmark_&quot;;[.A24];&quot;'/&gt;&quot;)" office:value-type="string" office:string-value="&lt;item android:id='@+id/bookmark_failSafe' android:title='@string/bookmark_failSafe'/&gt;" calcext:value-type="string">
            <text:p>&lt;item android:id='@+id/bookmark_failSafe' android:title='@string/bookmark_failSafe'/&gt;</text:p>
          </table:table-cell>
          <table:table-cell table:formula="of:=CONCATENATE(&quot;&lt;string name='bookmark_&quot;;[.A24];&quot;'&gt;&quot;;[.B24];&quot;&lt;/string&gt;&quot;)" office:value-type="string" office:string-value="&lt;string name='bookmark_failSafe'&gt;Fail Safe&lt;/string&gt;" calcext:value-type="string">
            <text:p>&lt;string name='bookmark_failSafe'&gt;Fail Safe&lt;/string&gt;</text:p>
          </table:table-cell>
          <table:table-cell table:formula="of:=CONCATENATE(&quot;&lt;string name='bookmark_&quot;;[.A24];&quot;'&gt;&quot;;[.C24];&quot;&lt;/string&gt;&quot;)" office:value-type="string" office:string-value="&lt;string name='bookmark_failSafe'&gt;Fail Safe&lt;/string&gt;" calcext:value-type="string">
            <text:p>&lt;string name='bookmark_failSafe'&gt;Fail Safe&lt;/string&gt;</text:p>
          </table:table-cell>
          <table:table-cell table:formula="of:=CONCATENATE(&quot;case R.id.bookmark_&quot;;[.A24];&quot;: webView.evaluateJavascript(&quot;&quot;location.hash='#&quot;;[.A24];&quot;'&quot;&quot;, null); return true;&quot;)" office:value-type="string" office:string-value="case R.id.bookmark_failSafe: webView.evaluateJavascript(&quot;location.hash='#failSafe'&quot;, null); return true;" calcext:value-type="string">
            <text:p>case R.id.bookmark_failSafe: webView.evaluateJavascript("location.hash='#failSafe'", null); return true;</text:p>
          </table:table-cell>
        </table:table-row>
        <table:table-row table:style-name="ro1">
          <table:table-cell office:value-type="string" calcext:value-type="string">
            <text:p>trainerPupil</text:p>
          </table:table-cell>
          <table:table-cell office:value-type="string" calcext:value-type="string">
            <text:p>Lehrer/Schüler</text:p>
          </table:table-cell>
          <table:table-cell office:value-type="string" calcext:value-type="string">
            <text:p>Trainer/Pupil</text:p>
          </table:table-cell>
          <table:table-cell table:formula="of:=CONCATENATE(&quot;&lt;item android:id='@+id/bookmark_&quot;;[.A25];&quot;' android:title='@string/bookmark_&quot;;[.A25];&quot;'/&gt;&quot;)" office:value-type="string" office:string-value="&lt;item android:id='@+id/bookmark_trainerPupil' android:title='@string/bookmark_trainerPupil'/&gt;" calcext:value-type="string">
            <text:p>&lt;item android:id='@+id/bookmark_trainerPupil' android:title='@string/bookmark_trainerPupil'/&gt;</text:p>
          </table:table-cell>
          <table:table-cell table:formula="of:=CONCATENATE(&quot;&lt;string name='bookmark_&quot;;[.A25];&quot;'&gt;&quot;;[.B25];&quot;&lt;/string&gt;&quot;)" office:value-type="string" office:string-value="&lt;string name='bookmark_trainerPupil'&gt;Lehrer/Schüler&lt;/string&gt;" calcext:value-type="string">
            <text:p>&lt;string name='bookmark_trainerPupil'&gt;Lehrer/Schüler&lt;/string&gt;</text:p>
          </table:table-cell>
          <table:table-cell table:formula="of:=CONCATENATE(&quot;&lt;string name='bookmark_&quot;;[.A25];&quot;'&gt;&quot;;[.C25];&quot;&lt;/string&gt;&quot;)" office:value-type="string" office:string-value="&lt;string name='bookmark_trainerPupil'&gt;Trainer/Pupil&lt;/string&gt;" calcext:value-type="string">
            <text:p>&lt;string name='bookmark_trainerPupil'&gt;Trainer/Pupil&lt;/string&gt;</text:p>
          </table:table-cell>
          <table:table-cell table:formula="of:=CONCATENATE(&quot;case R.id.bookmark_&quot;;[.A25];&quot;: webView.evaluateJavascript(&quot;&quot;location.hash='#&quot;;[.A25];&quot;'&quot;&quot;, null); return true;&quot;)" office:value-type="string" office:string-value="case R.id.bookmark_trainerPupil: webView.evaluateJavascript(&quot;location.hash='#trainerPupil'&quot;, null); return true;" calcext:value-type="string">
            <text:p>case R.id.bookmark_trainerPupil: webView.evaluateJavascript("location.hash='#trainerPupil'", null); return true;</text:p>
          </table:table-cell>
        </table:table-row>
        <table:table-row table:style-name="ro1">
          <table:table-cell office:value-type="string" calcext:value-type="string">
            <text:p>outputChannel</text:p>
          </table:table-cell>
          <table:table-cell office:value-type="string" calcext:value-type="string">
            <text:p>Senderausgang</text:p>
          </table:table-cell>
          <table:table-cell office:value-type="string" calcext:value-type="string">
            <text:p>Output Channel Mapping</text:p>
          </table:table-cell>
          <table:table-cell table:formula="of:=CONCATENATE(&quot;&lt;item android:id='@+id/bookmark_&quot;;[.A26];&quot;' android:title='@string/bookmark_&quot;;[.A26];&quot;'/&gt;&quot;)" office:value-type="string" office:string-value="&lt;item android:id='@+id/bookmark_outputChannel' android:title='@string/bookmark_outputChannel'/&gt;" calcext:value-type="string">
            <text:p>&lt;item android:id='@+id/bookmark_outputChannel' android:title='@string/bookmark_outputChannel'/&gt;</text:p>
          </table:table-cell>
          <table:table-cell table:formula="of:=CONCATENATE(&quot;&lt;string name='bookmark_&quot;;[.A26];&quot;'&gt;&quot;;[.B26];&quot;&lt;/string&gt;&quot;)" office:value-type="string" office:string-value="&lt;string name='bookmark_outputChannel'&gt;Senderausgang&lt;/string&gt;" calcext:value-type="string">
            <text:p>&lt;string name='bookmark_outputChannel'&gt;Senderausgang&lt;/string&gt;</text:p>
          </table:table-cell>
          <table:table-cell table:formula="of:=CONCATENATE(&quot;&lt;string name='bookmark_&quot;;[.A26];&quot;'&gt;&quot;;[.C26];&quot;&lt;/string&gt;&quot;)" office:value-type="string" office:string-value="&lt;string name='bookmark_outputChannel'&gt;Output Channel Mapping&lt;/string&gt;" calcext:value-type="string">
            <text:p>&lt;string name='bookmark_outputChannel'&gt;Output Channel Mapping&lt;/string&gt;</text:p>
          </table:table-cell>
          <table:table-cell table:formula="of:=CONCATENATE(&quot;case R.id.bookmark_&quot;;[.A26];&quot;: webView.evaluateJavascript(&quot;&quot;location.hash='#&quot;;[.A26];&quot;'&quot;&quot;, null); return true;&quot;)" office:value-type="string" office:string-value="case R.id.bookmark_outputChannel: webView.evaluateJavascript(&quot;location.hash='#outputChannel'&quot;, null); return true;" calcext:value-type="string">
            <text:p>case R.id.bookmark_outputChannel: webView.evaluateJavascript("location.hash='#outputChannel'", null); return true;</text:p>
          </table:table-cell>
        </table:table-row>
        <table:table-row table:style-name="ro1">
          <table:table-cell office:value-type="string" calcext:value-type="string">
            <text:p>profiTrim</text:p>
          </table:table-cell>
          <table:table-cell office:value-type="string" calcext:value-type="string">
            <text:p>Profitrimm</text:p>
          </table:table-cell>
          <table:table-cell office:value-type="string" calcext:value-type="string">
            <text:p>Profi Trim</text:p>
          </table:table-cell>
          <table:table-cell table:formula="of:=CONCATENATE(&quot;&lt;item android:id='@+id/bookmark_&quot;;[.A27];&quot;' android:title='@string/bookmark_&quot;;[.A27];&quot;'/&gt;&quot;)" office:value-type="string" office:string-value="&lt;item android:id='@+id/bookmark_profiTrim' android:title='@string/bookmark_profiTrim'/&gt;" calcext:value-type="string">
            <text:p>&lt;item android:id='@+id/bookmark_profiTrim' android:title='@string/bookmark_profiTrim'/&gt;</text:p>
          </table:table-cell>
          <table:table-cell table:formula="of:=CONCATENATE(&quot;&lt;string name='bookmark_&quot;;[.A27];&quot;'&gt;&quot;;[.B27];&quot;&lt;/string&gt;&quot;)" office:value-type="string" office:string-value="&lt;string name='bookmark_profiTrim'&gt;Profitrimm&lt;/string&gt;" calcext:value-type="string">
            <text:p>&lt;string name='bookmark_profiTrim'&gt;Profitrimm&lt;/string&gt;</text:p>
          </table:table-cell>
          <table:table-cell table:formula="of:=CONCATENATE(&quot;&lt;string name='bookmark_&quot;;[.A27];&quot;'&gt;&quot;;[.C27];&quot;&lt;/string&gt;&quot;)" office:value-type="string" office:string-value="&lt;string name='bookmark_profiTrim'&gt;Profi Trim&lt;/string&gt;" calcext:value-type="string">
            <text:p>&lt;string name='bookmark_profiTrim'&gt;Profi Trim&lt;/string&gt;</text:p>
          </table:table-cell>
          <table:table-cell table:formula="of:=CONCATENATE(&quot;case R.id.bookmark_&quot;;[.A27];&quot;: webView.evaluateJavascript(&quot;&quot;location.hash='#&quot;;[.A27];&quot;'&quot;&quot;, null); return true;&quot;)" office:value-type="string" office:string-value="case R.id.bookmark_profiTrim: webView.evaluateJavascript(&quot;location.hash='#profiTrim'&quot;, null); return true;" calcext:value-type="string">
            <text:p>case R.id.bookmark_profiTrim: webView.evaluateJavascript("location.hash='#profiTrim'", null); return true;</text:p>
          </table:table-cell>
        </table:table-row>
        <table:table-row table:style-name="ro1">
          <table:table-cell office:value-type="string" calcext:value-type="string">
            <text:p>trimMemory</text:p>
          </table:table-cell>
          <table:table-cell office:value-type="string" calcext:value-type="string">
            <text:p>Trimmspeicher</text:p>
          </table:table-cell>
          <table:table-cell office:value-type="string" calcext:value-type="string">
            <text:p>Tim Memory</text:p>
          </table:table-cell>
          <table:table-cell table:formula="of:=CONCATENATE(&quot;&lt;item android:id='@+id/bookmark_&quot;;[.A28];&quot;' android:title='@string/bookmark_&quot;;[.A28];&quot;'/&gt;&quot;)" office:value-type="string" office:string-value="&lt;item android:id='@+id/bookmark_trimMemory' android:title='@string/bookmark_trimMemory'/&gt;" calcext:value-type="string">
            <text:p>&lt;item android:id='@+id/bookmark_trimMemory' android:title='@string/bookmark_trimMemory'/&gt;</text:p>
          </table:table-cell>
          <table:table-cell table:formula="of:=CONCATENATE(&quot;&lt;string name='bookmark_&quot;;[.A28];&quot;'&gt;&quot;;[.B28];&quot;&lt;/string&gt;&quot;)" office:value-type="string" office:string-value="&lt;string name='bookmark_trimMemory'&gt;Trimmspeicher&lt;/string&gt;" calcext:value-type="string">
            <text:p>&lt;string name='bookmark_trimMemory'&gt;Trimmspeicher&lt;/string&gt;</text:p>
          </table:table-cell>
          <table:table-cell table:formula="of:=CONCATENATE(&quot;&lt;string name='bookmark_&quot;;[.A28];&quot;'&gt;&quot;;[.C28];&quot;&lt;/string&gt;&quot;)" office:value-type="string" office:string-value="&lt;string name='bookmark_trimMemory'&gt;Tim Memory&lt;/string&gt;" calcext:value-type="string">
            <text:p>&lt;string name='bookmark_trimMemory'&gt;Tim Memory&lt;/string&gt;</text:p>
          </table:table-cell>
          <table:table-cell table:formula="of:=CONCATENATE(&quot;case R.id.bookmark_&quot;;[.A28];&quot;: webView.evaluateJavascript(&quot;&quot;location.hash='#&quot;;[.A28];&quot;'&quot;&quot;, null); return true;&quot;)" office:value-type="string" office:string-value="case R.id.bookmark_trimMemory: webView.evaluateJavascript(&quot;location.hash='#trimMemory'&quot;, null); return true;" calcext:value-type="string">
            <text:p>case R.id.bookmark_trimMemory: webView.evaluateJavascript("location.hash='#trimMemory'", null); return true;</text:p>
          </table:table-cell>
        </table:table-row>
        <table:table-row table:style-name="ro1">
          <table:table-cell office:value-type="string" calcext:value-type="string">
            <text:p>telemetry</text:p>
          </table:table-cell>
          <table:table-cell office:value-type="string" calcext:value-type="string">
            <text:p>Telemetrie</text:p>
          </table:table-cell>
          <table:table-cell office:value-type="string" calcext:value-type="string">
            <text:p>Telemetry</text:p>
          </table:table-cell>
          <table:table-cell table:formula="of:=CONCATENATE(&quot;&lt;item android:id='@+id/bookmark_&quot;;[.A29];&quot;' android:title='@string/bookmark_&quot;;[.A29];&quot;'/&gt;&quot;)" office:value-type="string" office:string-value="&lt;item android:id='@+id/bookmark_telemetry' android:title='@string/bookmark_telemetry'/&gt;" calcext:value-type="string">
            <text:p>&lt;item android:id='@+id/bookmark_telemetry' android:title='@string/bookmark_telemetry'/&gt;</text:p>
          </table:table-cell>
          <table:table-cell table:formula="of:=CONCATENATE(&quot;&lt;string name='bookmark_&quot;;[.A29];&quot;'&gt;&quot;;[.B29];&quot;&lt;/string&gt;&quot;)" office:value-type="string" office:string-value="&lt;string name='bookmark_telemetry'&gt;Telemetrie&lt;/string&gt;" calcext:value-type="string">
            <text:p>&lt;string name='bookmark_telemetry'&gt;Telemetrie&lt;/string&gt;</text:p>
          </table:table-cell>
          <table:table-cell table:formula="of:=CONCATENATE(&quot;&lt;string name='bookmark_&quot;;[.A29];&quot;'&gt;&quot;;[.C29];&quot;&lt;/string&gt;&quot;)" office:value-type="string" office:string-value="&lt;string name='bookmark_telemetry'&gt;Telemetry&lt;/string&gt;" calcext:value-type="string">
            <text:p>&lt;string name='bookmark_telemetry'&gt;Telemetry&lt;/string&gt;</text:p>
          </table:table-cell>
          <table:table-cell table:formula="of:=CONCATENATE(&quot;case R.id.bookmark_&quot;;[.A29];&quot;: webView.evaluateJavascript(&quot;&quot;location.hash='#&quot;;[.A29];&quot;'&quot;&quot;, null); return true;&quot;)" office:value-type="string" office:string-value="case R.id.bookmark_telemetry: webView.evaluateJavascript(&quot;location.hash='#telemetry'&quot;, null); return true;" calcext:value-type="string">
            <text:p>case R.id.bookmark_telemetry: webView.evaluateJavascript("location.hash='#telemetry'", null); return true;</text:p>
          </table:table-cell>
        </table:table-row>
        <table:table-row table:style-name="ro1">
          <table:table-cell office:value-type="string" calcext:value-type="string">
            <text:p>channelSequencer</text:p>
          </table:table-cell>
          <table:table-cell office:value-type="string" calcext:value-type="string">
            <text:p>Kanal Sequenzer</text:p>
          </table:table-cell>
          <table:table-cell office:value-type="string" calcext:value-type="string">
            <text:p>Channel Sequencer</text:p>
          </table:table-cell>
          <table:table-cell table:formula="of:=CONCATENATE(&quot;&lt;item android:id='@+id/bookmark_&quot;;[.A30];&quot;' android:title='@string/bookmark_&quot;;[.A30];&quot;'/&gt;&quot;)" office:value-type="string" office:string-value="&lt;item android:id='@+id/bookmark_channelSequencer' android:title='@string/bookmark_channelSequencer'/&gt;" calcext:value-type="string">
            <text:p>&lt;item android:id='@+id/bookmark_channelSequencer' android:title='@string/bookmark_channelSequencer'/&gt;</text:p>
          </table:table-cell>
          <table:table-cell table:formula="of:=CONCATENATE(&quot;&lt;string name='bookmark_&quot;;[.A30];&quot;'&gt;&quot;;[.B30];&quot;&lt;/string&gt;&quot;)" office:value-type="string" office:string-value="&lt;string name='bookmark_channelSequencer'&gt;Kanal Sequenzer&lt;/string&gt;" calcext:value-type="string">
            <text:p>&lt;string name='bookmark_channelSequencer'&gt;Kanal Sequenzer&lt;/string&gt;</text:p>
          </table:table-cell>
          <table:table-cell table:formula="of:=CONCATENATE(&quot;&lt;string name='bookmark_&quot;;[.A30];&quot;'&gt;&quot;;[.C30];&quot;&lt;/string&gt;&quot;)" office:value-type="string" office:string-value="&lt;string name='bookmark_channelSequencer'&gt;Channel Sequencer&lt;/string&gt;" calcext:value-type="string">
            <text:p>&lt;string name='bookmark_channelSequencer'&gt;Channel Sequencer&lt;/string&gt;</text:p>
          </table:table-cell>
          <table:table-cell table:formula="of:=CONCATENATE(&quot;case R.id.bookmark_&quot;;[.A30];&quot;: webView.evaluateJavascript(&quot;&quot;location.hash='#&quot;;[.A30];&quot;'&quot;&quot;, null); return true;&quot;)" office:value-type="string" office:string-value="case R.id.bookmark_channelSequencer: webView.evaluateJavascript(&quot;location.hash='#channelSequencer'&quot;, null); return true;" calcext:value-type="string">
            <text:p>case R.id.bookmark_channelSequencer: webView.evaluateJavascript("location.hash='#channelSequencer'", null); return true;</text:p>
          </table:table-cell>
        </table:table-row>
        <table:table-row table:style-name="ro1">
          <table:table-cell office:value-type="string" calcext:value-type="string">
            <text:p>multiChannel</text:p>
          </table:table-cell>
          <table:table-cell office:value-type="string" calcext:value-type="string">
            <text:p>Multikanal</text:p>
          </table:table-cell>
          <table:table-cell office:value-type="string" calcext:value-type="string">
            <text:p>Multi Channel</text:p>
          </table:table-cell>
          <table:table-cell table:formula="of:=CONCATENATE(&quot;&lt;item android:id='@+id/bookmark_&quot;;[.A31];&quot;' android:title='@string/bookmark_&quot;;[.A31];&quot;'/&gt;&quot;)" office:value-type="string" office:string-value="&lt;item android:id='@+id/bookmark_multiChannel' android:title='@string/bookmark_multiChannel'/&gt;" calcext:value-type="string">
            <text:p>&lt;item android:id='@+id/bookmark_multiChannel' android:title='@string/bookmark_multiChannel'/&gt;</text:p>
          </table:table-cell>
          <table:table-cell table:formula="of:=CONCATENATE(&quot;&lt;string name='bookmark_&quot;;[.A31];&quot;'&gt;&quot;;[.B31];&quot;&lt;/string&gt;&quot;)" office:value-type="string" office:string-value="&lt;string name='bookmark_multiChannel'&gt;Multikanal&lt;/string&gt;" calcext:value-type="string">
            <text:p>&lt;string name='bookmark_multiChannel'&gt;Multikanal&lt;/string&gt;</text:p>
          </table:table-cell>
          <table:table-cell table:formula="of:=CONCATENATE(&quot;&lt;string name='bookmark_&quot;;[.A31];&quot;'&gt;&quot;;[.C31];&quot;&lt;/string&gt;&quot;)" office:value-type="string" office:string-value="&lt;string name='bookmark_multiChannel'&gt;Multi Channel&lt;/string&gt;" calcext:value-type="string">
            <text:p>&lt;string name='bookmark_multiChannel'&gt;Multi Channel&lt;/string&gt;</text:p>
          </table:table-cell>
          <table:table-cell table:formula="of:=CONCATENATE(&quot;case R.id.bookmark_&quot;;[.A31];&quot;: webView.evaluateJavascript(&quot;&quot;location.hash='#&quot;;[.A31];&quot;'&quot;&quot;, null); return true;&quot;)" office:value-type="string" office:string-value="case R.id.bookmark_multiChannel: webView.evaluateJavascript(&quot;location.hash='#multiChannel'&quot;, null); return true;" calcext:value-type="string">
            <text:p>case R.id.bookmark_multiChannel: webView.evaluateJavascript("location.hash='#multiChannel'", null); return true;</text:p>
          </table:table-cell>
        </table:table-row>
        <table:table-row table:style-name="ro1">
          <table:table-cell office:value-type="string" calcext:value-type="string">
            <text:p>ringLimiter</text:p>
          </table:table-cell>
          <table:table-cell office:value-type="string" calcext:value-type="string">
            <text:p>Ringbegrenzer</text:p>
          </table:table-cell>
          <table:table-cell office:value-type="string" calcext:value-type="string">
            <text:p>Ring Limiter</text:p>
          </table:table-cell>
          <table:table-cell table:formula="of:=CONCATENATE(&quot;&lt;item android:id='@+id/bookmark_&quot;;[.A32];&quot;' android:title='@string/bookmark_&quot;;[.A32];&quot;'/&gt;&quot;)" office:value-type="string" office:string-value="&lt;item android:id='@+id/bookmark_ringLimiter' android:title='@string/bookmark_ringLimiter'/&gt;" calcext:value-type="string">
            <text:p>&lt;item android:id='@+id/bookmark_ringLimiter' android:title='@string/bookmark_ringLimiter'/&gt;</text:p>
          </table:table-cell>
          <table:table-cell table:formula="of:=CONCATENATE(&quot;&lt;string name='bookmark_&quot;;[.A32];&quot;'&gt;&quot;;[.B32];&quot;&lt;/string&gt;&quot;)" office:value-type="string" office:string-value="&lt;string name='bookmark_ringLimiter'&gt;Ringbegrenzer&lt;/string&gt;" calcext:value-type="string">
            <text:p>&lt;string name='bookmark_ringLimiter'&gt;Ringbegrenzer&lt;/string&gt;</text:p>
          </table:table-cell>
          <table:table-cell table:formula="of:=CONCATENATE(&quot;&lt;string name='bookmark_&quot;;[.A32];&quot;'&gt;&quot;;[.C32];&quot;&lt;/string&gt;&quot;)" office:value-type="string" office:string-value="&lt;string name='bookmark_ringLimiter'&gt;Ring Limiter&lt;/string&gt;" calcext:value-type="string">
            <text:p>&lt;string name='bookmark_ringLimiter'&gt;Ring Limiter&lt;/string&gt;</text:p>
          </table:table-cell>
          <table:table-cell table:formula="of:=CONCATENATE(&quot;case R.id.bookmark_&quot;;[.A32];&quot;: webView.evaluateJavascript(&quot;&quot;location.hash='#&quot;;[.A32];&quot;'&quot;&quot;, null); return true;&quot;)" office:value-type="string" office:string-value="case R.id.bookmark_ringLimiter: webView.evaluateJavascript(&quot;location.hash='#ringLimiter'&quot;, null); return true;" calcext:value-type="string">
            <text:p>case R.id.bookmark_ringLimiter: webView.evaluateJavascript("location.hash='#ringLimiter'", null); return true;</text:p>
          </table:table-cell>
        </table:table-row>
        <table:table-row table:style-name="ro2">
          <table:table-cell office:value-type="string" calcext:value-type="string">
            <text:p>mp3Player</text:p>
          </table:table-cell>
          <table:table-cell office:value-type="string" calcext:value-type="string">
            <text:p>MP3-Player</text:p>
          </table:table-cell>
          <table:table-cell office:value-type="string" calcext:value-type="string">
            <text:p>MP3 Player</text:p>
          </table:table-cell>
          <table:table-cell table:formula="of:=CONCATENATE(&quot;&lt;item android:id='@+id/bookmark_&quot;;[.A33];&quot;' android:title='@string/bookmark_&quot;;[.A33];&quot;'/&gt;&quot;)" office:value-type="string" office:string-value="&lt;item android:id='@+id/bookmark_mp3Player' android:title='@string/bookmark_mp3Player'/&gt;" calcext:value-type="string">
            <text:p>&lt;item android:id='@+id/bookmark_mp3Player' android:title='@string/bookmark_mp3Player'/&gt;</text:p>
          </table:table-cell>
          <table:table-cell table:formula="of:=CONCATENATE(&quot;&lt;string name='bookmark_&quot;;[.A33];&quot;'&gt;&quot;;[.B33];&quot;&lt;/string&gt;&quot;)" office:value-type="string" office:string-value="&lt;string name='bookmark_mp3Player'&gt;MP3-Player&lt;/string&gt;" calcext:value-type="string">
            <text:p>&lt;string name='bookmark_mp3Player'&gt;MP3-Player&lt;/string&gt;</text:p>
          </table:table-cell>
          <table:table-cell table:formula="of:=CONCATENATE(&quot;&lt;string name='bookmark_&quot;;[.A33];&quot;'&gt;&quot;;[.C33];&quot;&lt;/string&gt;&quot;)" office:value-type="string" office:string-value="&lt;string name='bookmark_mp3Player'&gt;MP3 Player&lt;/string&gt;" calcext:value-type="string">
            <text:p>&lt;string name='bookmark_mp3Player'&gt;MP3 Player&lt;/string&gt;</text:p>
          </table:table-cell>
          <table:table-cell table:formula="of:=CONCATENATE(&quot;case R.id.bookmark_&quot;;[.A33];&quot;: webView.evaluateJavascript(&quot;&quot;location.hash='#&quot;;[.A33];&quot;'&quot;&quot;, null); return true;&quot;)" office:value-type="string" office:string-value="case R.id.bookmark_mp3Player: webView.evaluateJavascript(&quot;location.hash='#mp3Player'&quot;, null); return true;" calcext:value-type="string">
            <text:p>case R.id.bookmark_mp3Player: webView.evaluateJavascript("location.hash='#mp3Player'", null); return true;</text:p>
          </table:table-cell>
        </table:table-row>
        <table:table-row table:style-name="ro1">
          <table:table-cell office:value-type="string" calcext:value-type="string">
            <text:p>switches</text:p>
          </table:table-cell>
          <table:table-cell office:value-type="string" calcext:value-type="string">
            <text:p>Schalter-/Geberzuordnungen</text:p>
          </table:table-cell>
          <table:table-cell office:value-type="string" calcext:value-type="string">
            <text:p>Switches</text:p>
          </table:table-cell>
          <table:table-cell table:formula="of:=CONCATENATE(&quot;&lt;item android:id='@+id/bookmark_&quot;;[.A34];&quot;' android:title='@string/bookmark_&quot;;[.A34];&quot;'/&gt;&quot;)" office:value-type="string" office:string-value="&lt;item android:id='@+id/bookmark_switches' android:title='@string/bookmark_switches'/&gt;" calcext:value-type="string">
            <text:p>&lt;item android:id='@+id/bookmark_switches' android:title='@string/bookmark_switches'/&gt;</text:p>
          </table:table-cell>
          <table:table-cell table:formula="of:=CONCATENATE(&quot;&lt;string name='bookmark_&quot;;[.A34];&quot;'&gt;&quot;;[.B34];&quot;&lt;/string&gt;&quot;)" office:value-type="string" office:string-value="&lt;string name='bookmark_switches'&gt;Schalter-/Geberzuordnungen&lt;/string&gt;" calcext:value-type="string">
            <text:p>&lt;string name='bookmark_switches'&gt;Schalter-/Geberzuordnungen&lt;/string&gt;</text:p>
          </table:table-cell>
          <table:table-cell table:formula="of:=CONCATENATE(&quot;&lt;string name='bookmark_&quot;;[.A34];&quot;'&gt;&quot;;[.C34];&quot;&lt;/string&gt;&quot;)" office:value-type="string" office:string-value="&lt;string name='bookmark_switches'&gt;Switches&lt;/string&gt;" calcext:value-type="string">
            <text:p>&lt;string name='bookmark_switches'&gt;Switches&lt;/string&gt;</text:p>
          </table:table-cell>
          <table:table-cell table:formula="of:=CONCATENATE(&quot;case R.id.bookmark_&quot;;[.A34];&quot;: webView.evaluateJavascript(&quot;&quot;location.hash='#&quot;;[.A34];&quot;'&quot;&quot;, null); return true;&quot;)" office:value-type="string" office:string-value="case R.id.bookmark_switches: webView.evaluateJavascript(&quot;location.hash='#switches'&quot;, null); return true;" calcext:value-type="string">
            <text:p>case R.id.bookmark_switches: webView.evaluateJavascript("location.hash='#switches'", null); return true;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12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1-12T16:34:21.489868012</dc:date>
    <dc:creator>Oliver Treichel</dc:creator>
    <meta:generator>LibreOffice/4.1.3.2$Linux_X86_64 LibreOffice_project/410m0$Build-2</meta:generator>
    <meta:editing-duration>PT3S</meta:editing-duration>
    <meta:editing-cycles>2</meta:editing-cycles>
    <meta:document-statistic meta:table-count="1" meta:cell-count="238" meta:object-count="0"/>
  </office:meta>
</office:document-meta>
</file>